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2e33"/>
    </style:style>
    <style:style style:name="P2" style:family="paragraph" style:parent-style-name="Standard">
      <style:paragraph-properties fo:text-align="end" style:justify-single-word="false" style:writing-mode="rl-tb"/>
      <style:text-properties officeooo:paragraph-rsid="0005ca0e"/>
    </style:style>
    <style:style style:name="P3" style:family="paragraph" style:parent-style-name="Standard">
      <style:paragraph-properties fo:text-align="end" style:justify-single-word="false" style:writing-mode="rl-tb"/>
      <style:text-properties officeooo:paragraph-rsid="0006aa0a"/>
    </style:style>
    <style:style style:name="P4" style:family="paragraph" style:parent-style-name="Standard">
      <style:paragraph-properties fo:text-align="end" style:justify-single-word="false" style:writing-mode="rl-tb"/>
      <style:text-properties officeooo:paragraph-rsid="00085ff7"/>
    </style:style>
    <style:style style:name="P5" style:family="paragraph" style:parent-style-name="Standard">
      <style:paragraph-properties fo:text-align="end" style:justify-single-word="false" style:writing-mode="rl-tb"/>
      <style:text-properties officeooo:paragraph-rsid="000bf96f"/>
    </style:style>
    <style:style style:name="P6" style:family="paragraph" style:parent-style-name="Standard">
      <style:paragraph-properties fo:text-align="end" style:justify-single-word="false" style:writing-mode="rl-tb"/>
      <style:text-properties officeooo:paragraph-rsid="000dcb2b"/>
    </style:style>
    <style:style style:name="P7" style:family="paragraph" style:parent-style-name="Standard">
      <style:paragraph-properties fo:text-align="end" style:justify-single-word="false" style:writing-mode="rl-tb"/>
      <style:text-properties officeooo:paragraph-rsid="000dfce0"/>
    </style:style>
    <style:style style:name="P8" style:family="paragraph" style:parent-style-name="Standard">
      <style:paragraph-properties fo:text-align="end" style:justify-single-word="false" style:writing-mode="rl-tb"/>
      <style:text-properties style:font-name="Amiri" style:font-name-complex="Amiri"/>
    </style:style>
    <style:style style:name="P9" style:family="paragraph" style:parent-style-name="Standard">
      <style:paragraph-properties fo:text-align="end" style:justify-single-word="false" style:writing-mode="rl-tb"/>
      <style:text-properties style:font-name="Amiri" officeooo:paragraph-rsid="00052e33" style:font-name-complex="Amiri"/>
    </style:style>
    <style:style style:name="P10" style:family="paragraph" style:parent-style-name="Standard">
      <style:paragraph-properties fo:text-align="end" style:justify-single-word="false" style:writing-mode="rl-tb"/>
      <style:text-properties style:font-name="Amiri" officeooo:paragraph-rsid="0005ca0e" style:font-name-complex="Amiri"/>
    </style:style>
    <style:style style:name="P11" style:family="paragraph" style:parent-style-name="Standard">
      <style:paragraph-properties fo:text-align="end" style:justify-single-word="false" style:writing-mode="rl-tb"/>
      <style:text-properties style:font-name="Amiri" officeooo:paragraph-rsid="0006aa0a" style:font-name-complex="Amiri"/>
    </style:style>
    <style:style style:name="P12" style:family="paragraph" style:parent-style-name="Standard">
      <style:paragraph-properties fo:text-align="end" style:justify-single-word="false" style:writing-mode="rl-tb"/>
      <style:text-properties style:font-name="Amiri" officeooo:paragraph-rsid="000bf96f" style:font-name-complex="Amiri"/>
    </style:style>
    <style:style style:name="P13" style:family="paragraph" style:parent-style-name="Standard">
      <style:paragraph-properties fo:text-align="end" style:justify-single-word="false" style:writing-mode="rl-tb"/>
      <style:text-properties style:font-name="Amiri" officeooo:paragraph-rsid="000dcb2b" style:font-name-complex="Amiri"/>
    </style:style>
    <style:style style:name="P14" style:family="paragraph" style:parent-style-name="Standard">
      <style:paragraph-properties fo:text-align="end" style:justify-single-word="false" style:writing-mode="rl-tb"/>
      <style:text-properties style:font-name="Amiri" officeooo:paragraph-rsid="000dfce0" style:font-name-complex="Amiri"/>
    </style:style>
    <style:style style:name="P15"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16" style:family="paragraph" style:parent-style-name="Preformatted_20_Text">
      <style:paragraph-properties fo:text-align="center" style:justify-single-word="false" fo:padding="0.499cm" fo:border="0.99pt solid #ffffff" style:writing-mode="lr-tb"/>
      <style:text-properties officeooo:rsid="00143888"/>
    </style:style>
    <style:style style:name="P17"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2e33" style:font-size-asian="10pt" style:font-size-complex="10pt"/>
    </style:style>
    <style:style style:name="P18"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ca0e" style:font-size-asian="10pt" style:font-size-complex="10pt"/>
    </style:style>
    <style:style style:name="P19"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6aa0a" style:font-size-asian="10pt" style:font-size-complex="10pt"/>
    </style:style>
    <style:style style:name="P20"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21"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P22"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fce0" style:font-size-asian="10pt" style:font-size-complex="10pt"/>
    </style:style>
    <style:style style:name="P23" style:family="paragraph" style:parent-style-name="Standard">
      <style:paragraph-properties fo:text-align="end" style:justify-single-word="false" fo:break-before="page" style:writing-mode="rl-tb"/>
      <style:text-properties style:font-name="Amiri" fo:font-weight="bold" officeooo:paragraph-rsid="00052e33" style:font-weight-asian="bold" style:font-name-complex="Amiri" style:font-weight-complex="bold"/>
    </style:style>
    <style:style style:name="P24" style:family="paragraph" style:parent-style-name="Standard">
      <style:paragraph-properties fo:text-align="end" style:justify-single-word="false" fo:break-before="page" style:writing-mode="rl-tb"/>
      <style:text-properties style:font-name="Amiri" fo:font-weight="bold" officeooo:paragraph-rsid="0005ca0e" style:font-weight-asian="bold" style:font-name-complex="Amiri" style:font-weight-complex="bold"/>
    </style:style>
    <style:style style:name="P25" style:family="paragraph" style:parent-style-name="Standard">
      <style:paragraph-properties fo:text-align="end" style:justify-single-word="false" fo:break-before="page" style:writing-mode="rl-tb"/>
      <style:text-properties style:font-name="Amiri" fo:font-weight="bold" officeooo:paragraph-rsid="0006aa0a" style:font-weight-asian="bold" style:font-name-complex="Amiri" style:font-weight-complex="bold"/>
    </style:style>
    <style:style style:name="P26"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P27" style:family="paragraph" style:parent-style-name="Standard">
      <style:paragraph-properties fo:text-align="end" style:justify-single-word="false" fo:break-before="page" style:writing-mode="rl-tb"/>
      <style:text-properties style:font-name="Amiri" fo:font-weight="bold" officeooo:paragraph-rsid="000dcb2b" style:font-weight-asian="bold" style:font-name-complex="Amiri" style:font-weight-complex="bold"/>
    </style:style>
    <style:style style:name="P28" style:family="paragraph" style:parent-style-name="Standard">
      <style:paragraph-properties fo:text-align="end" style:justify-single-word="false" fo:break-before="page" style:writing-mode="rl-tb"/>
      <style:text-properties style:font-name="Amiri" fo:font-weight="bold" officeooo:paragraph-rsid="000dfce0" style:font-weight-asian="bold" style:font-name-complex="Amiri" style:font-weight-complex="bold"/>
    </style:style>
    <style:style style:name="P29"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a936" officeooo:paragraph-rsid="0005a936" style:font-name-complex="Amiri"/>
    </style:style>
    <style:style style:name="P30"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ca0e" officeooo:paragraph-rsid="0005ca0e" style:font-name-complex="Amiri"/>
    </style:style>
    <style:style style:name="P31" style:family="paragraph" style:parent-style-name="Standard">
      <style:paragraph-properties fo:text-align="end" style:justify-single-word="false" style:writing-mode="rl-tb"/>
      <style:text-properties style:font-name="Amiri" officeooo:rsid="00085ff7" officeooo:paragraph-rsid="00085ff7" style:font-name-complex="Amiri"/>
    </style:style>
    <style:style style:name="P32" style:family="paragraph" style:parent-style-name="Standard">
      <style:paragraph-properties fo:text-align="end" style:justify-single-word="false" style:writing-mode="rl-tb"/>
      <style:text-properties style:font-name="Amiri" officeooo:rsid="0005ca0e" officeooo:paragraph-rsid="00085ff7" style:font-name-complex="Amiri"/>
    </style:style>
    <style:style style:name="P33" style:family="paragraph" style:parent-style-name="Standard">
      <style:paragraph-properties fo:text-align="end" style:justify-single-word="false" style:writing-mode="rl-tb"/>
      <style:text-properties style:font-name="Amiri" officeooo:rsid="0005ca0e" officeooo:paragraph-rsid="000bf96f" style:font-name-complex="Amiri"/>
    </style:style>
    <style:style style:name="P34" style:family="paragraph" style:parent-style-name="Standard">
      <style:paragraph-properties fo:text-align="end" style:justify-single-word="false" style:writing-mode="rl-tb"/>
      <style:text-properties style:font-name="Amiri" officeooo:rsid="000bf96f" officeooo:paragraph-rsid="000bf96f" style:font-name-complex="Amiri"/>
    </style:style>
    <style:style style:name="P35" style:family="paragraph" style:parent-style-name="Standard">
      <style:paragraph-properties fo:text-align="end" style:justify-single-word="false" style:writing-mode="rl-tb"/>
      <style:text-properties style:font-name="Noto Sans Rejang" fo:font-size="18pt" officeooo:rsid="0011c7a1" officeooo:paragraph-rsid="000dfce0" style:font-size-asian="18pt" style:font-name-complex="Noto Sans Rejang" style:font-size-complex="18pt"/>
    </style:style>
    <style:style style:name="P36" style:family="paragraph" style:parent-style-name="Standard">
      <style:paragraph-properties fo:text-align="end" style:justify-single-word="false" style:writing-mode="rl-tb"/>
      <style:text-properties officeooo:paragraph-rsid="00158b26"/>
    </style:style>
    <style:style style:name="T1"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2"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3" style:family="text">
      <style:text-properties style:font-name="Amiri" style:font-name-complex="Amiri"/>
    </style:style>
    <style:style style:name="T4" style:family="text">
      <style:text-properties style:font-name="Amiri" officeooo:rsid="0005a936" style:font-name-complex="Amiri"/>
    </style:style>
    <style:style style:name="T5" style:family="text">
      <style:text-properties style:font-name="Amiri" officeooo:rsid="0005ca0e" style:font-name-complex="Amiri"/>
    </style:style>
    <style:style style:name="T6" style:family="text">
      <style:text-properties style:font-name="Amiri" officeooo:rsid="0006aa0a" style:font-name-complex="Amiri"/>
    </style:style>
    <style:style style:name="T7" style:family="text">
      <style:text-properties style:font-name="Amiri" officeooo:rsid="00085ff7" style:font-name-complex="Amiri"/>
    </style:style>
    <style:style style:name="T8" style:family="text">
      <style:text-properties style:font-name="Amiri" officeooo:rsid="000a58f0" style:font-name-complex="Amiri"/>
    </style:style>
    <style:style style:name="T9" style:family="text">
      <style:text-properties style:font-name="Amiri" officeooo:rsid="000bf96f" style:font-name-complex="Amiri"/>
    </style:style>
    <style:style style:name="T10" style:family="text">
      <style:text-properties style:font-name="Amiri" officeooo:rsid="000dcb2b" style:font-name-complex="Amiri"/>
    </style:style>
    <style:style style:name="T11" style:family="text">
      <style:text-properties style:font-name="Amiri" officeooo:rsid="000dfce0" style:font-name-complex="Amiri"/>
    </style:style>
    <style:style style:name="T12" style:family="text">
      <style:text-properties style:font-name="Amiri" fo:font-weight="bold" style:font-weight-asian="bold" style:font-name-complex="Amiri" style:font-weight-complex="bold"/>
    </style:style>
    <style:style style:name="T13" style:family="text">
      <style:text-properties style:font-name="Amiri" fo:font-weight="bold" officeooo:rsid="00052e33" style:font-weight-asian="bold" style:font-name-complex="Amiri" style:font-weight-complex="bold"/>
    </style:style>
    <style:style style:name="T14" style:family="text">
      <style:text-properties style:font-name="Amiri" fo:font-weight="bold" officeooo:rsid="0005a936" style:font-weight-asian="bold" style:font-name-complex="Amiri" style:font-weight-complex="bold"/>
    </style:style>
    <style:style style:name="T15" style:family="text">
      <style:text-properties style:font-name="Amiri" fo:font-weight="bold" officeooo:rsid="0005ca0e" style:font-weight-asian="bold" style:font-name-complex="Amiri" style:font-weight-complex="bold"/>
    </style:style>
    <style:style style:name="T16" style:family="text">
      <style:text-properties style:font-name="Amiri" fo:font-weight="bold" officeooo:rsid="0006aa0a" style:font-weight-asian="bold" style:font-name-complex="Amiri" style:font-weight-complex="bold"/>
    </style:style>
    <style:style style:name="T17" style:family="text">
      <style:text-properties style:font-name="Amiri" fo:font-weight="bold" officeooo:rsid="000bf96f" style:font-weight-asian="bold" style:font-name-complex="Amiri" style:font-weight-complex="bold"/>
    </style:style>
    <style:style style:name="T18" style:family="text">
      <style:text-properties style:font-name="Amiri" fo:font-weight="bold" officeooo:rsid="000dcb2b" style:font-weight-asian="bold" style:font-name-complex="Amiri" style:font-weight-complex="bold"/>
    </style:style>
    <style:style style:name="T19" style:family="text">
      <style:text-properties style:font-name="Amiri" fo:font-weight="bold" officeooo:rsid="000dfce0" style:font-weight-asian="bold" style:font-name-complex="Amiri" style:font-weight-complex="bold"/>
    </style:style>
    <style:style style:name="T20" style:family="text">
      <style:text-properties style:font-name="Amiri" style:text-underline-style="solid" style:text-underline-width="auto" style:text-underline-color="font-color" officeooo:rsid="000dcb2b" style:font-name-complex="Amiri"/>
    </style:style>
    <style:style style:name="T21" style:family="text">
      <style:text-properties style:font-name="Amiri" style:text-underline-style="solid" style:text-underline-width="auto" style:text-underline-color="font-color" fo:font-weight="bold" officeooo:rsid="000dcb2b" style:font-weight-asian="bold" style:font-name-complex="Amiri" style:font-weight-complex="bold"/>
    </style:style>
    <style:style style:name="T22" style:family="text">
      <style:text-properties style:font-name="Amiri" style:text-underline-style="solid" style:text-underline-width="auto" style:text-underline-color="font-color" fo:font-weight="normal" officeooo:rsid="000dcb2b" style:font-weight-asian="normal" style:font-name-complex="Amiri" style:font-weight-complex="normal"/>
    </style:style>
    <style:style style:name="T23" style:family="text">
      <style:text-properties style:font-name="Amiri" style:text-underline-style="none" fo:font-weight="normal" officeooo:rsid="000dcb2b" style:font-weight-asian="normal" style:font-name-complex="Amiri" style:font-weight-complex="normal"/>
    </style:style>
    <style:style style:name="T24" style:family="text">
      <style:text-properties style:font-name="Amiri" fo:language="ms" fo:country="BN" officeooo:rsid="0017c786" style:font-name-complex="Amiri"/>
    </style:style>
    <style:style style:name="T25" style:family="text">
      <style:text-properties style:font-name="Amiri" fo:language="ms" fo:country="MY" officeooo:rsid="0017c786" style:font-name-complex="Amiri"/>
    </style:style>
    <style:style style:name="T26" style:family="text">
      <style:text-properties style:text-position="10% 100%" style:font-name="Amiri" style:text-underline-style="solid" style:text-underline-width="auto" style:text-underline-color="font-color" officeooo:rsid="000dcb2b" style:font-name-complex="Ami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5">ڤراتورن 0 - ايکوت ترما ديسکورد</text:p>
      <text:p text:style-name="P8"/>
      <text:p text:style-name="P8">سيلا باچ ترما ڤرخيدمتن ديسکورد دان ايکوت ڤراتورن يڠ دڽاتاکن⹁ اي بوليه دجومڤاٴي دسين:</text:p>
      <text:p text:style-name="P8">https://discordapp.com/terms</text:p>
      <text:p text:style-name="P8">(بهاس ايڠݢريس سهاج بوات ماس اين)</text:p>
      <text:p text:style-name="P8"/>
      <text:p text:style-name="P8">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p>
      <text:p text:style-name="P8"/>
      <text:p text:style-name="P8">جک اندا برستوجو دڠن ترما ترسبوت دان ايڠين تروسکن⹁ سالين دان تمڤل توليسن دباوه:</text:p>
      <text:p text:style-name="P8"/>
      <text:p text:style-name="P16">&lt;random 128 character text&gt;</text:p>
      <text:p text:style-name="P8"/>
      <text:p text:style-name="P23"/>
      <text:p text:style-name="P1"><text:span text:style-name="T12">ڤراتورن </text:span><text:span text:style-name="T13">1</text:span><text:span text:style-name="T12"> - </text:span><text:span text:style-name="T13">سيلا</text:span><text:span text:style-name="T12"> </text:span><text:span text:style-name="T14">حرمت</text:span><text:span text:style-name="T12"> </text:span><text:span text:style-name="T14">سسام کيت</text:span></text:p>
      <text:p text:style-name="P9"/>
      <text:p text:style-name="P1"><text:span text:style-name="T3">سيلا </text:span><text:span text:style-name="T4">حرمت سسام کيت. جک سسأورڠ سوروه اندا برهنتي ممبوات سسواتو کڤدڽ⹁ ماک برهنتيله.</text:span></text:p>
      <text:p text:style-name="P29"/>
      <text:p text:style-name="P2"><text:span text:style-name="T1">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2">کامي تيدق ڤرلوکن اورڠ برفيکيرن ترتوتوڤ اونتوق مڠنچم مينوريتي دسيني.</text:span></text:p>
      <text:p text:style-name="P30"/>
      <text:p text:style-name="P30">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p>
      <text:p text:style-name="P9"/>
      <text:p text:style-name="P9">جک اندا برستوجو دڠن ترما ترسبوت دان ايڠين تروسکن⹁ سالين دان تمڤل توليسن دباوه:</text:p>
      <text:p text:style-name="P9"/>
      <text:p text:style-name="P17">&lt;random 128 character text&gt;</text:p>
      <text:p text:style-name="P9"/>
      <text:p text:style-name="P24"/>
      <text:p text:style-name="P2"><text:span text:style-name="T12">ڤراتورن </text:span><text:span text:style-name="T15">2</text:span><text:span text:style-name="T12"> - </text:span><text:span text:style-name="T15">جاڠن سالهݢونا</text:span></text:p>
      <text:p text:style-name="P10"/>
      <text:p text:style-name="P2"><text:span text:style-name="T5">جاڠن</text:span><text:span text:style-name="T3"> </text:span><text:span text:style-name="T5">سالهݢونا ڤلاين اونتوق کݢوناٴن ڤريبادي⹁ اتاو مڠݢڠݢو ڤڠݢونا لاٴين⹁ تراوتاماڽ اونتوق توجوان:</text:span></text:p>
      <text:p text:style-name="P2"><text:span text:style-name="T4">- </text:span><text:span text:style-name="T5">مڽيبرکن ميسيج \ کات٢ کبنچين</text:span></text:p>
      <text:p text:style-name="P30">- مڽيبرکن ايديولوݢي برفيکيرن ترتوتوڤ</text:p>
      <text:p text:style-name="P30">- مڽيبرکن معلومت ڤلسو (سيلا ڽاتاکن سومبر اڤابيلا مڠڤوس بريتا)</text:p>
      <text:p text:style-name="P30">- مڽالهݢوناکن ڤيڠ ‎@everyone اتاو ‎@here</text:p>
      <text:p text:style-name="P30">- مڽالهݢوناکن ڤرينته \ سيمبڠ \ ميسيج \ بنمن دڠن مڠسڤم مريک</text:p>
      <text:p text:style-name="P30">- مڠترول سچارا برلبيهن</text:p>
      <text:p text:style-name="P30">- مڠوݢوت ڤڠݢونا لاٴين مڠݢوناکن کندوڠن يڠ مريک ڤرنه ڤوسکن (تق کيرا کندوڠن ايت دري سيني اتاو دري ڤلتفورم لاٴين)</text:p>
      <text:p text:style-name="P30">- مڽامر سسياڤا ساج ترماسوقله تتاڤي تيدق ترحد کڤد مڽامر سباݢاي ڤنتدبير دان مودراتور</text:p>
      <text:p text:style-name="P10"/>
      <text:p text:style-name="P10">جک اندا برستوجو دڠن ترما ترسبوت دان ايڠين تروسکن⹁ سالين دان تمڤل توليسن دباوه:</text:p>
      <text:p text:style-name="P10"/>
      <text:p text:style-name="P18">&lt;random 128 character text&gt;</text:p>
      <text:p text:style-name="P10"/>
      <text:p text:style-name="P25"/>
      <text:p text:style-name="P3"><text:span text:style-name="T12">ڤراتورن </text:span><text:span text:style-name="T16">3</text:span><text:span text:style-name="T12"> - </text:span><text:span text:style-name="T15">جاڠن </text:span><text:span text:style-name="T16">هنتر لوچه دسيمبڠ اوتام</text:span></text:p>
      <text:p text:style-name="P11"/>
      <text:p text:style-name="P4"><text:span text:style-name="T5">جاڠن</text:span><text:span text:style-name="T3"> </text:span><text:span text:style-name="T6">هنتر بندا لوچه دسيمبڠ اوتام⹁ والاوڤون دالم سڤوٴيلر \ بيبيرن. تاهڤ لوچه دڤلاين اين اياله ڤنمڤيلن سيکسوال. اين برمعنا اندا تيدق بوليه مڠهنتر ݢمبر \ ميسيج چچاٴير ڤرانقن⹁ ڤوتيڠ بواه دادا تيدق برتوتوڤ⹁ </text:span><text:span text:style-name="T7">فرج تيدق برتوتوڤ⹁ ذکر تيدق برتوتوڤ⹁ سبارڠ بايڠن بنتوق فرج اتاو ذکر <text:s/></text:span><text:span text:style-name="T8">اتاو ڤوتيڠ بواه دادا</text:span><text:span text:style-name="T7">⹁ دان موک اهيݢاٴو.</text:span><text:span text:style-name="T5"><text:line-break/></text:span></text:p>
      <text:p text:style-name="P31">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p>
      <text:p text:style-name="P31"/>
      <text:p text:style-name="P31">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p>
      <text:p text:style-name="P32"/>
      <text:p text:style-name="P11">جک اندا برستوجو دڠن ترما ترسبوت دان ايڠين تروسکن⹁ سالين دان تمڤل توليسن دباوه:</text:p>
      <text:p text:style-name="P11"/>
      <text:p text:style-name="P19">&lt;random 128 character text&gt;</text:p>
      <text:p text:style-name="P11"/>
      <text:p text:style-name="P26"/>
      <text:p text:style-name="P5"><text:span text:style-name="T12">ڤراتورن </text:span><text:span text:style-name="T17">4</text:span><text:span text:style-name="T12"> - </text:span><text:span text:style-name="T17">ݢونا</text:span><text:span text:style-name="T15"> </text:span><text:span text:style-name="T17">سالورن</text:span><text:span text:style-name="T16"> </text:span><text:span text:style-name="T17">مڠيکوت</text:span><text:span text:style-name="T16"> </text:span><text:span text:style-name="T17">توجوان</text:span></text:p>
      <text:p text:style-name="P12"/>
      <text:p text:style-name="P34">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p>
      <text:p text:style-name="P33"/>
      <text:p text:style-name="P12">جک اندا برستوجو دڠن ترما ترسبوت دان ايڠين تروسکن⹁ سالين دان تمڤل توليسن دباوه:</text:p>
      <text:p text:style-name="P12"/>
      <text:p text:style-name="P20">&lt;random 128 character text&gt;</text:p>
      <text:p text:style-name="P12"/>
      <text:p text:style-name="P26"/>
      <text:p text:style-name="P5"><text:span text:style-name="T12">ڤراتورن </text:span><text:span text:style-name="T17">5</text:span><text:span text:style-name="T12"> - </text:span><text:span text:style-name="T17">ڤڠحدن</text:span><text:span text:style-name="T15"> </text:span><text:span text:style-name="T17">بهاس</text:span></text:p>
      <text:p text:style-name="P12"/>
      <text:p text:style-name="P34">ساي هاڽ بنرکن بهاس برايکوت دڤلاين اين:</text:p>
      <text:p text:style-name="P5"><text:span text:style-name="T5">- </text:span><text:span text:style-name="T9">بهاس ملايو (سموا لغت)</text:span></text:p>
      <text:p text:style-name="P34">- بهاس ايڠݢريس (سموا لغت)</text:p>
      <text:p text:style-name="P34">- بهاس چينا (مندارين سهاج⹁ تاڤي کدوا-دوا اکسارا ريڠکس دان تراديسيونل دبنرکن)</text:p>
      <text:p text:style-name="P34">- بهاس جڤون</text:p>
      <text:p text:style-name="P36"><text:span text:style-name="T9">- بهاس ايندونيسيا</text:span><text:span text:style-name="T5"><text:line-break/></text:span></text:p>
      <text:p text:style-name="P36"><text:span text:style-name="T25">حال اين کران ساي هاڽ مماهمي بهاس يڠ دڽاتاکن دان ساي جوݢ ڤرلو مڠاول سيمبڠ دڤلاين اين.</text:span></text:p>
      <text:p text:style-name="P36"><text:span text:style-name="T5"><text:line-break/></text:span><text:span text:style-name="T3">جک اندا برستوجو دڠن ترما ترسبوت دان ايڠين تروسکن⹁ سالين دان تمڤل توليسن دباوه:</text:span></text:p>
      <text:p text:style-name="P12"/>
      <text:p text:style-name="P20">&lt;random 128 character text&gt;</text:p>
      <text:p text:style-name="P12"/>
      <text:p text:style-name="P26"/>
      <text:p text:style-name="P5"><text:span text:style-name="T12">ڤراتورن </text:span><text:span text:style-name="T17">6</text:span><text:span text:style-name="T12"> - </text:span><text:span text:style-name="T17">تندا</text:span><text:span text:style-name="T15"> </text:span><text:span text:style-name="T17">سڤوٴيلر \ بيبيرن دالم 3 بولن تايڠن</text:span></text:p>
      <text:p text:style-name="P12"/>
      <text:p text:style-name="P34">جک اندا ايڠين بينچڠ سسواتو يڠ بارو ساج دتربيتکن دنݢارا اصلڽ⹁ سيلا تندا سڤوٴيلر \ بيبيرن. ”بارو‟ دسيني مروجوق کڤد تيمڤوه ماس تيݢ بولن دري تاريخ سيارن عام ڤرتام.</text:p>
      <text:p text:style-name="P5"><text:span text:style-name="T5"><text:line-break/></text:span><text:span text:style-name="T3">جک اندا برستوجو دڠن ترما ترسبوت دان ايڠين تروسکن⹁ سالين دان تمڤل توليسن دباوه:</text:span></text:p>
      <text:p text:style-name="P12"/>
      <text:p text:style-name="P20">&lt;random 128 character text&gt;</text:p>
      <text:p text:style-name="P12"/>
      <text:p text:style-name="P27"/>
      <text:p text:style-name="P6"><text:span text:style-name="T12">ڤراتورن </text:span><text:span text:style-name="T18">7</text:span><text:span text:style-name="T12"> - </text:span><text:span text:style-name="T18">کاول</text:span><text:span text:style-name="T15"> </text:span><text:span text:style-name="T18">ڤروموسي اندا</text:span></text:p>
      <text:p text:style-name="P13"/>
      <text:p text:style-name="P6"><text:span text:style-name="T9">س</text:span><text:span text:style-name="T10">اي تق لارڠ اندا برکوڠسي اڤ٢ يڠ اندا بوات⹁ سلاݢي مان اي دکوڠسيکن دسالورن يڠ بتول⹁ دان هاڽ ڤوس سکالي سهاج. جاڠن اشيق اولڠ ڤوس بندا سام يڠ اندا بوات باڽق کالي. اندا بوليه ڤوس بندا برلاٴينن يڠ اندا بوات سباڽق ساتو کالي باݢي ستياڤ ساتو بندا ترسبوت.</text:span></text:p>
      <text:p text:style-name="P6"><text:span text:style-name="T5"><text:line-break/></text:span><text:span text:style-name="T3">جک اندا برستوجو دڠن ترما ترسبوت دان ايڠين تروسکن⹁ سالين دان تمڤل توليسن دباوه:</text:span></text:p>
      <text:p text:style-name="P13"/>
      <text:p text:style-name="P21">&lt;random 128 character text&gt;</text:p>
      <text:p text:style-name="P13"/>
      <text:p text:style-name="P27"/>
      <text:p text:style-name="P6"><text:span text:style-name="T12">ڤراتورن </text:span><text:span text:style-name="T18">8</text:span><text:span text:style-name="T12"> - </text:span><text:span text:style-name="T18">جاݢ</text:span><text:span text:style-name="T15"> </text:span><text:span text:style-name="T18">ديري اندا</text:span></text:p>
      <text:p text:style-name="P13"/>
      <text:p text:style-name="P6"><text:span text:style-name="T9">س</text:span><text:span text:style-name="T10">اي تيدق ملارڠ اندا برکوڠسي معلومت ڤريبادي اندا سنديري⹁ اتاو ݢمبر سيکسوال اتاو بوݢيل اندا سنديري دسالورن </text:span><text:span text:style-name="T5">NSFW</text:span><text:span text:style-name="T10">⹁ کران ساي مڠحرمتي حق اندا اونتوق برکوڠسي⹁ </text:span><text:span text:style-name="T20">تتا</text:span><text:span text:style-name="T26">ڤي</text:span><text:span text:style-name="T20"> سا</text:span><text:span text:style-name="T26">ي</text:span><text:span text:style-name="T20"> ساڠتله </text:span><text:span text:style-name="T21">تيدق</text:span><text:span text:style-name="T22"> مڠݢالقکن اندا بربوات سدميکيان</text:span><text:span text:style-name="T23">. اين دمي منجاݢ ديري اندا درڤد دأوݢوت دکموديان هاري دڤلاين اتاو ڤلتفورم يڠ لاٴين!</text:span><text:span text:style-name="T5"><text:line-break/><text:line-break/></text:span><text:span text:style-name="T3">جک اندا برستوجو دڠن ترما ترسبوت دان ايڠين تروسکن⹁ سالين دان تمڤل توليسن دباوه:</text:span></text:p>
      <text:p text:style-name="P13"/>
      <text:p text:style-name="P21">&lt;random 128 character text&gt;</text:p>
      <text:p text:style-name="P13"/>
      <text:p text:style-name="P28"/>
      <text:p text:style-name="P7"><text:span text:style-name="T12">ڤراتورن </text:span><text:span text:style-name="T19">9</text:span><text:span text:style-name="T12"> - </text:span><text:span text:style-name="T19">سمواڽ</text:span><text:span text:style-name="T15"> </text:span><text:span text:style-name="T19">دلوݢکن</text:span></text:p>
      <text:p text:style-name="P14"/>
      <text:p text:style-name="P7"><text:span text:style-name="T11">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5"><text:line-break/><text:line-break/></text:span><text:span text:style-name="T3">جک اندا برستوجو دڠن ترما ترسبوت دان ايڠين تروسکن⹁ سالين دان تمڤل توليسن دباوه:</text:span></text:p>
      <text:p text:style-name="P14"/>
      <text:p text:style-name="P22">&lt;random 128 character text&gt;</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586cm" fo:margin-right="4.008cm" fo:background-color="#000000" style:writing-mode="rl-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4-12T19:11:06.949000000</dc:date>
    <meta:editing-duration>PT1H33M49S</meta:editing-duration>
    <meta:editing-cycles>3</meta:editing-cycles>
    <meta:generator>LibreOffice/7.0.3.1$Windows_X86_64 LibreOffice_project/d7547858d014d4cf69878db179d326fc3483e082</meta:generator>
    <meta:document-statistic meta:table-count="0" meta:image-count="0" meta:object-count="0" meta:page-count="10" meta:paragraph-count="59" meta:word-count="901" meta:character-count="5197" meta:non-whitespace-character-count="4349"/>
  </office:meta>
</office:document-meta>
</file>